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098f9" officeooo:paragraph-rsid="001098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first projec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6T18:32:02.879024483</meta:creation-date>
    <dc:date>2022-09-26T18:32:22.320852487</dc:date>
    <meta:editing-duration>PT20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6.0.7.3$Linux_X86_64 LibreOffice_project/00m0$Build-3</meta:generator>
  </office:meta>
</office:document-meta>
</file>